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80808" style:font-name="Times New Roman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80808" style:font-name="JetBrains Mono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80808" style:font-name="Times New Roman"/>
    </style:style>
    <style:style style:name="P4" style:family="paragraph" style:parent-style-name="Standard">
      <style:text-properties style:font-name="Times New Roman"/>
    </style:style>
    <style:style style:name="T1" style:family="text">
      <style:text-properties style:font-name="JetBrains Mono"/>
    </style:style>
    <style:style style:name="T2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für den 28.01.2021</text:h>
      <text:p text:style-name="P3"/>
      <text:p text:style-name="P3">1. Benutzt die List-Klick Übung in query-selector.html. Wandelt diese aber so ab, daß bei Klick auf ein Listenelement nicht die h1-Überschrift mit dem Listeneintrag überschrieben wird, sonder die h5-Überschrift über der Liste. Die Farbe der Überschrift soll dann rot dargestellt werden.</text:p>
      <text:p text:style-name="P3"/>
      <text:p text:style-name="P3">2. Benutzt folgende JS Objekt Variable:</text:p>
      <text:p text:style-name="P3">var buch = {</text:p>
      <text:p text:style-name="P3"><text:s text:c="4"/>// key: value</text:p>
      <text:p text:style-name="P3"><text:s text:c="4"/>"id": 1,</text:p>
      <text:p text:style-name="P3"><text:s text:c="4"/>"autor": "Umberto Eco",</text:p>
      <text:p text:style-name="P3"><text:s text:c="4"/>"title": "Der Name der Rose",</text:p>
      <text:p text:style-name="P3"><text:s text:c="4"/>"Jahr": 1980,</text:p>
      <text:p text:style-name="P3"><text:s text:c="4"/>"preis": 20.00</text:p>
      <text:p text:style-name="P3">}</text:p>
      <text:p text:style-name="P3">Versucht diese Daten in einer HTML Tabelle darzustellen, die Ihr per Javascript erzeugt und in einem leeren</text:p>
      <text:p text:style-name="P3">DIV Container einbindet. Benutzt hier für createElement-, appendChild-Funktionen.</text:p>
      <text:p text:style-name="P3">Die Tabelle soll 2 Spaten haben: key, value. Das Objekt lässt sich mit "for" iterieren:</text:p>
      <text:p text:style-name="P3"><text:s text:c="3"/>for(key in buch) { ... }</text:p>
      <text:p text:style-name="P2"><text:span text:style-name="T2">Siehe auch: </text:span><text:a xlink:type="simple" xlink:href="https://www.mediaevent.de/javascript/array-assoziativ.html" text:style-name="Internet_20_link" text:visited-style-name="Visited_20_Internet_20_Link"><text:span text:style-name="T2">https://www.mediaevent.de/javascript/array-assoziativ.html</text:span></text:a></text:p>
      <text:p text:style-name="P3"/>
      <text:p text:style-name="P3">3. Schaut Euch bitte mal die Dokumentation zu jQuery an: https://api.jquery.com/</text:p>
      <text:p text:style-name="P3">Versucht die 1.Übung in query-selector.htm per jquery syntax um zu setzten (jquery Selektoren).</text:p>
      <text:p text:style-name="P3">Die jquery-Bibliothek wird bereits in unserem HTML-Template lokal eingebunden ist also schon geladen.</text:p>
      <text:p text:style-name="P3"/>
      <text:p text:style-name="P1">4. Versucht bitte Aufgabe 1 mittels der jQuery-Syntax umzusetzen. Erstellt dafür eine neue Datei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1-27T10:35:50</meta:creation-date>
    <meta:document-statistic meta:table-count="0" meta:image-count="0" meta:object-count="0" meta:page-count="1" meta:paragraph-count="20" meta:word-count="173" meta:character-count="1234"/>
    <dc:date>2021-01-27T10:37:59</dc:date>
    <dc:creator>Bernd Engels</dc:creator>
    <meta:editing-duration>PT2M10S</meta:editing-duration>
    <meta:editing-cycles>1</meta:editing-cycles>
    <meta:generator>OpenOffice/4.1.1$Unix OpenOffice.org_project/411m6$Build-9775</meta:generator>
  </office:meta>
</office:document-meta>
</file>